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044325" officeooo:paragraph-rsid="00044325"/>
    </style:style>
    <style:style style:name="P4" style:family="paragraph" style:parent-style-name="Standard">
      <style:text-properties officeooo:rsid="00044325" officeooo:paragraph-rsid="00053ef7"/>
    </style:style>
    <style:style style:name="T1" style:family="text">
      <style:text-properties officeooo:rsid="00045d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7 - Core Java Programming</text:p>
      <text:p text:style-name="Standard">1. Care este indexul primului element din şir?</text:p>
      <text:p text:style-name="Standard"/>
      <text:p text:style-name="P2">a) 0</text:p>
      <text:p text:style-name="Standard">b) 1</text:p>
      <text:p text:style-name="Standard">c) 10</text:p>
      <text:p text:style-name="Standard">d) -1</text:p>
      <text:p text:style-name="Standard"/>
      <text:p text:style-name="Standard">2. Câte tipuri de date diferite pot exista într-un şir?</text:p>
      <text:p text:style-name="Standard"/>
      <text:p text:style-name="P1">a) unul</text:p>
      <text:p text:style-name="Standard">b) două</text:p>
      <text:p text:style-name="Standard">c) un număr nelimitat</text:p>
      <text:p text:style-name="Standard">d) niciunul</text:p>
      <text:p text:style-name="Standard"/>
      <text:p text:style-name="Standard">3. Cu ce proprietate putem afla numărul de elemente ale unui</text:p>
      <text:p text:style-name="Standard">şir?</text:p>
      <text:p text:style-name="Standard"/>
      <text:p text:style-name="P1">a) length</text:p>
      <text:p text:style-name="Standard">b) arrayLength</text:p>
      <text:p text:style-name="Standard">c) arrLn</text:p>
      <text:p text:style-name="Standard">d) arraySize</text:p>
      <text:p text:style-name="Standard"/>
      <text:p text:style-name="Standard">4. Ce reprezintă următoarea linie de cod? int[][] array;</text:p>
      <text:p text:style-name="Standard"/>
      <text:p text:style-name="P1">a) declararea unui şir bidimensional</text:p>
      <text:p text:style-name="Standard">b) un cod incorect din punct de vedere sintactic</text:p>
      <text:p text:style-name="Standard">c) declararea unui şir unidimensional</text:p>
      <text:p text:style-name="Standard">d) declararea unui şir asociativ</text:p>
      <text:p text:style-name="Standard"/>
      <text:p text:style-name="Standard">5. Ce valoare va afişa următorul cod: int array[] =</text:p>
      <text:p text:style-name="Standard">{3,5,2,6,1,6}; System.out.println(array [3]);</text:p>
      <text:p text:style-name="Standard"/>
      <text:p text:style-name="P1">a) 6</text:p>
      <text:p text:style-name="Standard">b) 3</text:p>
      <text:p text:style-name="Standard">c) 2</text:p>
      <text:p text:style-name="Standard">d) 5</text:p>
      <text:p text:style-name="Standard"/>
      <text:p text:style-name="P3">Deoarece numerotarea <text:span text:style-name="T1">indexului</text:span> incepe de la 0.</text:p>
      <text:p text:style-name="Standard"/>
      <text:p text:style-name="Standard">6. Care este indexul numărului 1 din şirul următor: int array[] =</text:p>
      <text:p text:style-name="Standard">{3,5,2,6,1,6};</text:p>
      <text:p text:style-name="P1">a) 4</text:p>
      <text:p text:style-name="Standard">b) 3</text:p>
      <text:p text:style-name="Standard">c) 6</text:p>
      <text:p text:style-name="Standard">d) 5</text:p>
      <text:p text:style-name="Standard"/>
      <text:p text:style-name="P4">Deoarece numerotarea <text:span text:style-name="T1">indexului</text:span> incepe de la 0.</text:p>
      <text:p text:style-name="Standard"/>
      <text:p text:style-name="Standard"><text:soft-page-break/>7. Funcţiile adiţionale care facilitează lucrul cu şirurile se află</text:p>
      <text:p text:style-name="Standard">în clasa:</text:p>
      <text:p text:style-name="Standard"/>
      <text:p text:style-name="P1">a) java.util.Arrays</text:p>
      <text:p text:style-name="Standard">b) java.net.Arrays</text:p>
      <text:p text:style-name="Standard">c) java.Arrays</text:p>
      <text:p text:style-name="Standard">d) java.l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7T11:37:40.415000000</dc:date>
    <meta:editing-duration>PT39M31S</meta:editing-duration>
    <meta:editing-cycles>9</meta:editing-cycles>
    <meta:document-statistic meta:table-count="0" meta:image-count="0" meta:object-count="0" meta:page-count="2" meta:paragraph-count="42" meta:word-count="170" meta:character-count="950" meta:non-whitespace-character-count="822"/>
  </office:meta>
</office:document-meta>
</file>